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text-align="center" fo:margin-bottom="0in" fo:line-height="100%"/>
    </style:style>
    <style:style style:name="T2" style:parent-style-name="Строгий" style:family="text">
      <style:text-properties style:font-name="Arial" style:font-name-complex="Arial" fo:color="#000000" fo:font-size="16pt" style:font-size-asian="16pt" style:font-size-complex="16pt" fo:language="ru" fo:country="RU"/>
    </style:style>
    <style:style style:name="T3" style:parent-style-name="Строгий" style:family="text">
      <style:text-properties style:font-name="Arial" style:font-name-complex="Arial" fo:color="#000000" fo:font-size="16pt" style:font-size-asian="16pt" style:font-size-complex="16pt"/>
    </style:style>
    <style:style style:name="T4" style:parent-style-name="Строгий" style:family="text">
      <style:text-properties style:font-name="Arial" style:font-name-complex="Arial" fo:color="#000000" fo:font-size="16pt" style:font-size-asian="16pt" style:font-size-complex="16pt" fo:language="ru" fo:country="RU"/>
    </style:style>
    <style:style style:name="P5" style:parent-style-name="Обычный" style:family="paragraph">
      <style:paragraph-properties fo:margin-bottom="0in" fo:line-height="100%"/>
      <style:text-properties style:font-name="Arial" style:font-name-asian="Times New Roman" style:font-name-complex="Arial" style:font-weight-complex="bold" fo:color="#000000" fo:font-size="15pt" style:font-size-asian="15pt" style:font-size-complex="15pt" fo:language="ru" fo:country="RU"/>
    </style:style>
    <style:style style:name="P6" style:parent-style-name="Обычный" style:family="paragraph">
      <style:paragraph-properties fo:margin-bottom="0in" fo:line-height="100%" fo:margin-left="0in">
        <style:tab-stops>
          <style:tab-stop style:type="left" style:position="0.5in"/>
        </style:tab-stops>
      </style:paragraph-properties>
    </style:style>
    <style:style style:name="T7" style:parent-style-name="Основнойшрифтабзаца" style:family="text">
      <style:text-properties style:font-name="Arial" style:font-name-asian="Times New Roman" style:font-name-complex="Arial" style:font-weight-complex="bold" fo:color="#000000" fo:font-size="14pt" style:font-size-asian="14pt" style:font-size-complex="14pt"/>
    </style:style>
    <style:style style:name="T8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/>
    </style:style>
    <style:style style:name="T9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/>
    </style:style>
    <style:style style:name="P10" style:parent-style-name="Обычный" style:family="paragraph">
      <style:paragraph-properties fo:margin-bottom="0in" fo:line-height="100%" fo:margin-left="0in">
        <style:tab-stops>
          <style:tab-stop style:type="left" style:position="0.5in"/>
        </style:tab-stops>
      </style:paragraph-properties>
    </style:style>
    <style:style style:name="T11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 fo:language="ru" fo:country="RU"/>
    </style:style>
    <style:style style:name="T12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/>
    </style:style>
    <style:style style:name="T13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 fo:language="ru" fo:country="RU"/>
    </style:style>
    <style:style style:name="T14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/>
    </style:style>
    <style:style style:name="T15" style:parent-style-name="Основнойшрифтабзаца" style:family="text">
      <style:text-properties style:font-name="Arial" style:font-name-asian="Times New Roman" style:font-name-complex="Arial" fo:color="#696969" fo:font-size="14pt" style:font-size-asian="14pt" style:font-size-complex="14pt" fo:language="ru" fo:country="RU"/>
    </style:style>
    <style:style style:name="T16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/>
    </style:style>
    <style:style style:name="T17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fo:language="ru" fo:country="RU"/>
    </style:style>
    <style:style style:name="P18" style:parent-style-name="Обычный" style:family="paragraph">
      <style:paragraph-properties fo:margin-bottom="0in" fo:line-height="100%" fo:margin-left="0in">
        <style:tab-stops>
          <style:tab-stop style:type="left" style:position="0.5in"/>
        </style:tab-stops>
      </style:paragraph-properties>
    </style:style>
    <style:style style:name="T19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/>
    </style:style>
    <style:style style:name="T20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/>
    </style:style>
    <style:style style:name="P21" style:parent-style-name="Обычный" style:family="paragraph">
      <style:paragraph-properties fo:margin-bottom="0in" fo:line-height="100%" fo:margin-left="0in">
        <style:tab-stops>
          <style:tab-stop style:type="left" style:position="0.5in"/>
        </style:tab-stops>
      </style:paragraph-properties>
    </style:style>
    <style:style style:name="T22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 fo:language="ru" fo:country="RU"/>
    </style:style>
    <style:style style:name="T23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/>
    </style:style>
    <style:style style:name="T24" style:parent-style-name="Основнойшрифтабзаца" style:family="text">
      <style:text-properties style:font-name="Arial" style:font-name-asian="Times New Roman" style:font-name-complex="Arial" fo:color="#696969" fo:font-size="14pt" style:font-size-asian="14pt" style:font-size-complex="14pt" fo:language="ru" fo:country="RU"/>
    </style:style>
    <style:style style:name="T25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/>
    </style:style>
    <style:style style:name="T26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fo:language="ru" fo:country="RU"/>
    </style:style>
    <style:style style:name="P27" style:parent-style-name="Обычный" style:family="paragraph">
      <style:paragraph-properties fo:margin-bottom="0in" fo:line-height="100%" fo:margin-left="0in">
        <style:tab-stops>
          <style:tab-stop style:type="left" style:position="0.5in"/>
        </style:tab-stops>
      </style:paragraph-properties>
    </style:style>
    <style:style style:name="T28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 fo:language="ru" fo:country="RU"/>
    </style:style>
    <style:style style:name="T29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/>
    </style:style>
    <style:style style:name="T30" style:parent-style-name="Основнойшрифтабзаца" style:family="text">
      <style:text-properties style:font-name="Arial" style:font-name-asian="Times New Roman" style:font-name-complex="Arial" fo:color="#696969" fo:font-size="14pt" style:font-size-asian="14pt" style:font-size-complex="14pt" fo:language="ru" fo:country="RU"/>
    </style:style>
    <style:style style:name="T31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/>
    </style:style>
    <style:style style:name="T32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fo:language="ru" fo:country="RU"/>
    </style:style>
    <style:style style:name="T33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/>
    </style:style>
    <style:style style:name="T34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fo:language="ru" fo:country="RU"/>
    </style:style>
    <style:style style:name="P35" style:parent-style-name="Обычный" style:family="paragraph">
      <style:paragraph-properties fo:margin-bottom="0in" fo:line-height="100%" fo:margin-left="0in">
        <style:tab-stops>
          <style:tab-stop style:type="left" style:position="0.5in"/>
        </style:tab-stops>
      </style:paragraph-properties>
    </style:style>
    <style:style style:name="T36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/>
    </style:style>
    <style:style style:name="T37" style:parent-style-name="Основнойшрифтабзаца" style:family="text">
      <style:text-properties style:font-name="Arial" style:font-name-asian="Times New Roman" style:font-name-complex="Arial" fo:color="#696969" fo:font-size="14pt" style:font-size-asian="14pt" style:font-size-complex="14pt"/>
    </style:style>
    <style:style style:name="T38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/>
    </style:style>
    <style:style style:name="T39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/>
    </style:style>
    <style:style style:name="P40" style:parent-style-name="Обычный" style:family="paragraph">
      <style:paragraph-properties fo:margin-bottom="0in" fo:line-height="100%" fo:margin-left="0in">
        <style:tab-stops>
          <style:tab-stop style:type="left" style:position="0.5in"/>
        </style:tab-stops>
      </style:paragraph-properties>
    </style:style>
    <style:style style:name="T41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/>
    </style:style>
    <style:style style:name="T42" style:parent-style-name="Основнойшрифтабзаца" style:family="text">
      <style:text-properties style:font-name="Arial" style:font-name-asian="Times New Roman" style:font-name-complex="Arial" fo:color="#696969" fo:font-size="14pt" style:font-size-asian="14pt" style:font-size-complex="14pt"/>
    </style:style>
    <style:style style:name="T43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/>
    </style:style>
    <style:style style:name="T44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/>
    </style:style>
    <style:style style:name="P45" style:parent-style-name="Обычный" style:family="paragraph">
      <style:paragraph-properties fo:margin-bottom="0in" fo:line-height="100%" fo:margin-left="0in">
        <style:tab-stops>
          <style:tab-stop style:type="left" style:position="0.5in"/>
        </style:tab-stops>
      </style:paragraph-properties>
    </style:style>
    <style:style style:name="T46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 fo:language="ru" fo:country="RU"/>
    </style:style>
    <style:style style:name="T47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/>
    </style:style>
    <style:style style:name="T48" style:parent-style-name="Основнойшрифтабзаца" style:family="text">
      <style:text-properties style:font-name="Arial" style:font-name-asian="Times New Roman" style:font-name-complex="Arial" fo:color="#696969" fo:font-size="14pt" style:font-size-asian="14pt" style:font-size-complex="14pt" fo:language="ru" fo:country="RU"/>
    </style:style>
    <style:style style:name="T49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/>
    </style:style>
    <style:style style:name="T50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fo:language="ru" fo:country="RU"/>
    </style:style>
    <style:style style:name="P51" style:parent-style-name="Обычный" style:family="paragraph">
      <style:paragraph-properties fo:margin-bottom="0in" fo:line-height="100%" fo:margin-left="0in">
        <style:tab-stops>
          <style:tab-stop style:type="left" style:position="0.5in"/>
        </style:tab-stops>
      </style:paragraph-properties>
    </style:style>
    <style:style style:name="T52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 fo:language="ru" fo:country="RU"/>
    </style:style>
    <style:style style:name="T53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/>
    </style:style>
    <style:style style:name="T54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 fo:language="ru" fo:country="RU"/>
    </style:style>
    <style:style style:name="T55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/>
    </style:style>
    <style:style style:name="T56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 fo:language="ru" fo:country="RU"/>
    </style:style>
    <style:style style:name="T57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/>
    </style:style>
    <style:style style:name="T58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 fo:language="ru" fo:country="RU"/>
    </style:style>
    <style:style style:name="T59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/>
    </style:style>
    <style:style style:name="T60" style:parent-style-name="Основнойшрифтабзаца" style:family="text">
      <style:text-properties style:font-name="Arial" style:font-name-asian="Times New Roman" style:font-name-complex="Arial" fo:color="#696969" fo:font-size="14pt" style:font-size-asian="14pt" style:font-size-complex="14pt" fo:language="ru" fo:country="RU"/>
    </style:style>
    <style:style style:name="T61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/>
    </style:style>
    <style:style style:name="T62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fo:language="ru" fo:country="RU"/>
    </style:style>
    <style:style style:name="T63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/>
    </style:style>
    <style:style style:name="T64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fo:language="ru" fo:country="RU"/>
    </style:style>
    <style:style style:name="P65" style:parent-style-name="Обычный" style:family="paragraph">
      <style:paragraph-properties fo:margin-bottom="0in" fo:line-height="100%" fo:margin-left="0in">
        <style:tab-stops>
          <style:tab-stop style:type="left" style:position="0.5in"/>
        </style:tab-stops>
      </style:paragraph-properties>
    </style:style>
    <style:style style:name="T66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 fo:language="ru" fo:country="RU"/>
    </style:style>
    <style:style style:name="T67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/>
    </style:style>
    <style:style style:name="T68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 fo:language="ru" fo:country="RU"/>
    </style:style>
    <style:style style:name="T69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/>
    </style:style>
    <style:style style:name="T70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 fo:language="ru" fo:country="RU"/>
    </style:style>
    <style:style style:name="T71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/>
    </style:style>
    <style:style style:name="T72" style:parent-style-name="Основнойшрифтабзаца" style:family="text">
      <style:text-properties style:font-name="Arial" style:font-name-asian="Times New Roman" style:font-name-complex="Arial" fo:color="#696969" fo:font-size="14pt" style:font-size-asian="14pt" style:font-size-complex="14pt" fo:language="ru" fo:country="RU"/>
    </style:style>
    <style:style style:name="T73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/>
    </style:style>
    <style:style style:name="T74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fo:language="ru" fo:country="RU"/>
    </style:style>
    <style:style style:name="T75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/>
    </style:style>
    <style:style style:name="T76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fo:language="ru" fo:country="RU"/>
    </style:style>
    <style:style style:name="P77" style:parent-style-name="Обычный" style:family="paragraph">
      <style:paragraph-properties fo:margin-bottom="0in" fo:line-height="100%" fo:margin-left="0in">
        <style:tab-stops>
          <style:tab-stop style:type="left" style:position="0.5in"/>
        </style:tab-stops>
      </style:paragraph-properties>
    </style:style>
    <style:style style:name="T78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 fo:language="ru" fo:country="RU"/>
    </style:style>
    <style:style style:name="T79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/>
    </style:style>
    <style:style style:name="T80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 fo:language="ru" fo:country="RU"/>
    </style:style>
    <style:style style:name="T81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/>
    </style:style>
    <style:style style:name="T82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 fo:language="ru" fo:country="RU"/>
    </style:style>
    <style:style style:name="T83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/>
    </style:style>
    <style:style style:name="T84" style:parent-style-name="Основнойшрифтабзаца" style:family="text">
      <style:text-properties style:font-name="Arial" style:font-name-asian="Times New Roman" style:font-name-complex="Arial" fo:color="#696969" fo:font-size="14pt" style:font-size-asian="14pt" style:font-size-complex="14pt" fo:language="ru" fo:country="RU"/>
    </style:style>
    <style:style style:name="T85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/>
    </style:style>
    <style:style style:name="T86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fo:language="ru" fo:country="RU"/>
    </style:style>
    <style:style style:name="P87" style:parent-style-name="Обычный" style:family="paragraph">
      <style:paragraph-properties fo:margin-bottom="0in" fo:line-height="100%" fo:margin-left="-0.25in">
        <style:tab-stops/>
      </style:paragraph-properties>
      <style:text-properties style:font-name="Arial" style:font-name-asian="Times New Roman" style:font-name-complex="Arial" fo:font-weight="bold" style:font-weight-asian="bold" fo:color="#000000" fo:font-size="16pt" style:font-size-asian="16pt" style:font-size-complex="16pt" fo:language="ru" fo:country="RU"/>
    </style:style>
    <style:style style:name="P88" style:parent-style-name="Обычный" style:family="paragraph">
      <style:paragraph-properties fo:margin-bottom="0in" fo:line-height="100%" fo:margin-left="-0.25in">
        <style:tab-stops/>
      </style:paragraph-properties>
      <style:text-properties style:font-name="Arial" style:font-name-asian="Times New Roman" style:font-name-complex="Arial" fo:font-weight="bold" style:font-weight-asian="bold" fo:color="#000000" fo:font-size="16pt" style:font-size-asian="16pt" style:font-size-complex="16pt" fo:language="ru" fo:country="RU"/>
    </style:style>
    <style:style style:name="P89" style:parent-style-name="Обычный" style:family="paragraph">
      <style:paragraph-properties fo:text-align="center" fo:margin-bottom="0.2083in" style:line-height-at-least="0.375in" fo:background-color="#FFFFFF"/>
      <style:text-properties style:font-name="Arial" style:font-name-asian="Times New Roman" style:font-name-complex="Arial" fo:font-weight="bold" style:font-weight-asian="bold" fo:color="#000000" style:letter-kerning="true" fo:font-size="16pt" style:font-size-asian="16pt" style:font-size-complex="16pt" fo:language="ru" fo:country="RU"/>
    </style:style>
    <style:style style:name="P90" style:parent-style-name="Заголовок2" style:family="paragraph">
      <style:paragraph-properties fo:margin-top="0in" fo:margin-bottom="0.1875in" style:line-height-at-least="0.375in" fo:background-color="#FFFFFF"/>
    </style:style>
    <style:style style:name="T91" style:parent-style-name="Основнойшрифтабзаца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 fo:language="ru" fo:country="RU"/>
    </style:style>
    <style:style style:name="T92" style:parent-style-name="Основнойшрифтабзаца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 fo:language="ru" fo:country="RU"/>
    </style:style>
    <style:style style:name="P93" style:parent-style-name="Заголовок3" style:family="paragraph">
      <style:paragraph-properties fo:margin-top="0in" style:line-height-at-least="0.225in" fo:background-color="#FFFFFF"/>
    </style:style>
    <style:style style:name="T94" style:parent-style-name="Основнойшрифтабзаца" style:family="text">
      <style:text-properties style:font-name="Arial" style:font-name-complex="Arial" fo:color="#000000" fo:font-size="14pt" style:font-size-asian="14pt" style:font-size-complex="14pt" fo:language="ru" fo:country="RU"/>
    </style:style>
    <style:style style:name="T95" style:parent-style-name="Основнойшрифтабзаца" style:family="text">
      <style:text-properties style:font-name="Arial" style:font-name-complex="Arial" style:font-weight-complex="bold" fo:color="#000000" fo:font-size="14pt" style:font-size-asian="14pt" style:font-size-complex="14pt"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style:font-name="Arial" style:font-name-complex="Arial" fo:font-size="14pt" style:font-size-asian="14pt" style:font-size-complex="14pt" fo:language="ru" fo:country="RU"/>
    </style:style>
    <style:style style:name="T98" style:parent-style-name="Основнойшрифтабзаца" style:family="text">
      <style:text-properties style:font-name="Arial" style:font-name-complex="Arial" fo:font-weight="bold" style:font-weight-asian="bold" fo:font-size="14pt" style:font-size-asian="14pt" style:font-size-complex="14pt" fo:language="ru" fo:country="RU"/>
    </style:style>
    <style:style style:name="P99" style:parent-style-name="Заголовок3" style:family="paragraph">
      <style:paragraph-properties fo:margin-top="0in" style:line-height-at-least="0.225in" fo:background-color="#FFFFFF"/>
    </style:style>
    <style:style style:name="T100" style:parent-style-name="Основнойшрифтабзаца" style:family="text">
      <style:text-properties style:font-name="Arial" style:font-name-complex="Arial" style:font-weight-complex="bold" fo:color="#000000" fo:font-size="14pt" style:font-size-asian="14pt" style:font-size-complex="14pt" fo:language="ru" fo:country="RU"/>
    </style:style>
    <style:style style:name="P101" style:parent-style-name="Заголовок3" style:family="paragraph">
      <style:paragraph-properties fo:margin-top="0in" style:line-height-at-least="0.225in" fo:background-color="#FFFFFF"/>
    </style:style>
    <style:style style:name="T102" style:parent-style-name="Основнойшрифтабзаца" style:family="text">
      <style:text-properties style:font-name="Arial" style:font-name-complex="Arial" fo:color="#000000" fo:font-size="14pt" style:font-size-asian="14pt" style:font-size-complex="14pt" fo:language="ru" fo:country="RU"/>
    </style:style>
    <style:style style:name="T103" style:parent-style-name="Основнойшрифтабзаца" style:family="text">
      <style:text-properties style:font-name="Arial" style:font-name-complex="Arial" style:font-weight-complex="bold" fo:color="#000000" fo:font-size="14pt" style:font-size-asian="14pt" style:font-size-complex="14pt" fo:language="ru" fo:country="RU"/>
    </style:style>
    <style:style style:name="P104" style:parent-style-name="Обычный" style:family="paragraph">
      <style:text-properties style:font-name="Arial" style:font-name-complex="Arial" fo:font-size="14pt" style:font-size-asian="14pt" style:font-size-complex="14pt" fo:language="ru" fo:country="RU"/>
    </style:style>
    <style:style style:name="P105" style:parent-style-name="Обычный" style:family="paragraph">
      <style:text-properties style:font-name="Arial" style:font-name-complex="Arial" fo:font-size="14pt" style:font-size-asian="14pt" style:font-size-complex="14pt" fo:language="ru" fo:country="RU"/>
    </style:style>
    <style:style style:name="P106" style:parent-style-name="Обычный" style:family="paragraph">
      <style:text-properties style:font-name="Arial" style:font-name-complex="Arial" fo:font-size="14pt" style:font-size-asian="14pt" style:font-size-complex="14pt" fo:language="ru" fo:country="RU"/>
    </style:style>
    <style:style style:name="P107" style:parent-style-name="Обычный" style:family="paragraph">
      <style:text-properties style:font-name="Arial" style:font-name-complex="Arial" fo:font-size="14pt" style:font-size-asian="14pt" style:font-size-complex="14pt" fo:language="ru" fo:country="RU"/>
    </style:style>
    <style:style style:name="P108" style:parent-style-name="Заголовок3" style:family="paragraph">
      <style:paragraph-properties fo:margin-top="0in" style:line-height-at-least="0.225in" fo:background-color="#FFFFFF"/>
    </style:style>
    <style:style style:name="T109" style:parent-style-name="Основнойшрифтабзаца" style:family="text">
      <style:text-properties style:font-name="Arial" style:font-name-complex="Arial" fo:font-size="14pt" style:font-size-asian="14pt" style:font-size-complex="14pt" fo:language="ru" fo:country="RU"/>
    </style:style>
    <style:style style:name="T110" style:parent-style-name="Основнойшрифтабзаца" style:family="text">
      <style:text-properties style:font-name="Arial" style:font-name-complex="Arial" fo:font-weight="bold" style:font-weight-asian="bold" style:font-weight-complex="bold" fo:color="#BD4732" fo:language="ru" fo:country="RU"/>
    </style:style>
    <style:style style:name="T111" style:parent-style-name="Основнойшрифтабзаца" style:family="text">
      <style:text-properties style:font-name="Arial" style:font-name-complex="Arial" style:font-weight-complex="bold" style:use-window-font-color="true" fo:font-size="14pt" style:font-size-asian="14pt" style:font-size-complex="14pt" fo:language="ru" fo:country="RU"/>
    </style:style>
    <style:style style:name="T112" style:parent-style-name="Основнойшрифтабзаца" style:family="text">
      <style:text-properties style:font-name="Arial" style:font-name-complex="Arial" style:font-weight-complex="bold" style:use-window-font-color="true" fo:font-size="14pt" style:font-size-asian="14pt" style:font-size-complex="14pt" fo:language="ru" fo:country="RU"/>
    </style:style>
    <style:style style:name="P113" style:parent-style-name="Обычный" style:family="paragraph">
      <style:text-properties style:font-name="Arial" style:font-name-complex="Arial" fo:font-weight="bold" style:font-weight-asian="bold" fo:font-size="14pt" style:font-size-asian="14pt" style:font-size-complex="14pt" fo:language="ru" fo:country="RU"/>
    </style:style>
    <style:style style:name="T114" style:parent-style-name="Основнойшрифтабзаца" style:family="text">
      <style:text-properties style:font-name="Arial" style:font-name-complex="Arial" fo:font-weight="bold" style:font-weight-asian="bold" fo:font-size="14pt" style:font-size-asian="14pt" style:font-size-complex="14pt" fo:language="ru" fo:country="RU"/>
    </style:style>
  </office:automatic-styles>
  <office:body>
    <office:text text:use-soft-page-breaks="true">
      <text:p text:style-name="P1"><text:span text:style-name="T2">Основные налоги в Эстонии в 2019</text:span><text:span text:style-name="T3"> </text:span><text:span text:style-name="T4">году:</text:span></text:p>
      <text:p text:style-name="P5"/>
      <text:list text:style-name="LFO1" text:continue-numbering="true">
        <text:list-item>
          <text:p text:style-name="P6"><text:span text:style-name="T7">подоходный налог с предприятия </text:span><text:span text:style-name="T8">–</text:span><text:span text:style-name="T9"> 0%;</text:span></text:p>
        </text:list-item>
        <text:list-item>
          <text:p text:style-name="P10"><text:span text:style-name="T11">налог с оборота (НДС,<text:s/></text:span><text:span text:style-name="T12">VAT</text:span><text:span text:style-name="T13">)</text:span><text:span text:style-name="T14"> </text:span><text:span text:style-name="T15">–</text:span><text:span text:style-name="T16"> </text:span><text:span text:style-name="T17">20%;</text:span></text:p>
        </text:list-item>
        <text:list-item>
          <text:p text:style-name="P18"><text:span text:style-name="T19">ставка социального налога — </text:span><text:span text:style-name="T20">33%;</text:span></text:p>
        </text:list-item>
        <text:list-item>
          <text:p text:style-name="P21"><text:span text:style-name="T22">ставка подоходного налога при удержании</text:span><text:span text:style-name="T23"> </text:span><text:span text:style-name="T24">–</text:span><text:span text:style-name="T25"> </text:span><text:span text:style-name="T26">20%;</text:span></text:p>
        </text:list-item>
        <text:list-item>
          <text:p text:style-name="P27"><text:span text:style-name="T28">подоходный налог с дивидендов</text:span><text:span text:style-name="T29"> </text:span><text:span text:style-name="T30">–</text:span><text:span text:style-name="T31"> </text:span><text:span text:style-name="T32">ставка</text:span><text:span text:style-name="T33"> </text:span><text:span text:style-name="T34">20/80;</text:span></text:p>
        </text:list-item>
        <text:list-item>
          <text:p text:style-name="P35"><text:span text:style-name="T36">налог по безработице (работник) </text:span><text:span text:style-name="T37">–</text:span><text:span text:style-name="T38"> </text:span><text:span text:style-name="T39">1,6%;</text:span></text:p>
        </text:list-item>
        <text:list-item>
          <text:p text:style-name="P40"><text:span text:style-name="T41">налог по безработице (работодатель) </text:span><text:span text:style-name="T42">–</text:span><text:span text:style-name="T43"> </text:span><text:span text:style-name="T44">0,8%;</text:span></text:p>
        </text:list-item>
        <text:list-item>
          <text:p text:style-name="P45"><text:span text:style-name="T46">накопительный пенсионный фонд 2-й ступени</text:span><text:span text:style-name="T47"> </text:span><text:span text:style-name="T48">–</text:span><text:span text:style-name="T49"> </text:span><text:span text:style-name="T50">2%;</text:span></text:p>
        </text:list-item>
        <text:list-item>
          <text:p text:style-name="P51"><text:span text:style-name="T52">размер не облагаемого подоходным налогом дохода с 1</text:span><text:span text:style-name="T53"> </text:span><text:span text:style-name="T54">января</text:span><text:span text:style-name="T55"> </text:span><text:span text:style-name="T56">2018</text:span><text:span text:style-name="T57"> </text:span><text:span text:style-name="T58">года</text:span><text:span text:style-name="T59"> </text:span><text:span text:style-name="T60">–</text:span><text:span text:style-name="T61"> </text:span><text:span text:style-name="T62">500</text:span><text:span text:style-name="T63"> </text:span><text:span text:style-name="T64">евро/месяц;</text:span></text:p>
        </text:list-item>
        <text:list-item>
          <text:p text:style-name="P65"><text:span text:style-name="T66">минимальная зарплата с 1</text:span><text:span text:style-name="T67"> </text:span><text:span text:style-name="T68">января 2019</text:span><text:span text:style-name="T69"> </text:span><text:span text:style-name="T70">года</text:span><text:span text:style-name="T71"> </text:span><text:span text:style-name="T72">–</text:span><text:span text:style-name="T73"> </text:span><text:span text:style-name="T74">540</text:span><text:span text:style-name="T75"> </text:span><text:span text:style-name="T76">евро брутто;</text:span></text:p>
        </text:list-item>
        <text:list-item>
          <text:p text:style-name="P77"><text:span text:style-name="T78">не облагаемые</text:span><text:span text:style-name="T79"> </text:span><text:span text:style-name="T80">налогом суточные</text:span><text:span text:style-name="T81"> </text:span><text:span text:style-name="T82">при зарубежной командировке</text:span><text:span text:style-name="T83"> </text:span><text:span text:style-name="T84">–</text:span><text:span text:style-name="T85"> </text:span><text:span text:style-name="T86">50 евро в течении первых 15 дней и 32 евро каждый последующий.</text:span></text:p>
        </text:list-item>
      </text:list>
      <text:p text:style-name="P87"/>
      <text:p text:style-name="P88"/>
      <text:p text:style-name="P89">Краткий обзор семейных пособий</text:p>
      <text:h text:style-name="P90" text:outline-level="2"><text:span text:style-name="T91">До рождения ребёнка</text:span><text:span text:style-name="T92">:</text:span></text:h>
      <text:h text:style-name="P93" text:outline-level="3"><text:span text:style-name="T94"><text:s text:c="3"/>1.</text:span><text:span text:style-name="T95">Отпуск по беременности и родам / компенсация по родам.</text:span></text:h>
      <text:p text:style-name="Обычный"><text:span text:style-name="T96"><text:s text:c="5"/></text:span><text:span text:style-name="T97">2.Отцовский отпуск.</text:span></text:p>
      <text:p text:style-name="Обычный"><text:span text:style-name="T98">После рождения ребёнка:</text:span></text:p>
      <text:h text:style-name="P99" text:outline-level="3"><text:span text:style-name="T100"><text:s text:c="3"/>1.Регистрация рождения ребенка.</text:span></text:h>
      <text:h text:style-name="P101" text:outline-level="3"><text:span text:style-name="T102"><text:s text:c="3"/>2.</text:span><text:span text:style-name="T103"><text:s/>Пособие от местного самоуправления при рождении ребенка.</text:span></text:h>
      <text:p text:style-name="P104"><text:s text:c="3"/>3. Пособие при рождении ребёнка.</text:p>
      <text:p text:style-name="P105"><text:s text:c="3"/>4.Детское<text:s/>пособие.</text:p>
      <text:p text:style-name="P106"><text:s text:c="3"/>5.Пособие по уходу за ребёнком.</text:p>
      <text:p text:style-name="P107"><text:s text:c="3"/>6.Родительская компенсация.</text:p>
      <text:h text:style-name="P108" text:outline-level="3"><text:span text:style-name="T109"><text:s text:c="3"/>7.</text:span><text:span text:style-name="T110"><text:s/></text:span><text:span text:style-name="T111">Пособие на тройняшек или более един</text:span><text:span text:style-name="T112">овременно рождённых <text:s text:c="6"/>детей</text:span></text:h>
      <text:p text:style-name="P113"/>
      <text:p text:style-name="Обычный"><text:span text:style-name="T114"><text:s text:c="3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4D78" fo:font-size="12pt" style:font-size-asian="12pt" style:font-size-complex="12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style:font-name-complex="Times New Roman" fo:color="#1F4D78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udent1</meta:initial-creator>
    <dc:creator>user</dc:creator>
    <meta:creation-date>2019-12-10T11:14:00Z</meta:creation-date>
    <dc:date>2019-12-10T12:24:00Z</dc:date>
    <meta:template xlink:href="Normal.dotm" xlink:type="simple"/>
    <meta:editing-cycles>3</meta:editing-cycles>
    <meta:editing-duration>PT4080S</meta:editing-duration>
    <meta:document-statistic meta:page-count="1" meta:paragraph-count="2" meta:word-count="164" meta:character-count="1102" meta:row-count="7" meta:non-whitespace-character-count="940"/>
  </office:meta>
</office:document-meta>
</file>